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556701030927835" calcext:value-type="float">
            <text:p>0.5567010309278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973747016706444]</text:p>
          </table:table-cell>
          <table:table-cell office:value-type="string" calcext:value-type="string">
            <text:p>[27]</text:p>
          </table:table-cell>
          <table:table-cell office:value-type="float" office:value="0.189064404165289" calcext:value-type="float">
            <text:p>0.189064404165289</text:p>
          </table:table-cell>
          <table:table-cell office:value-type="float" office:value="0.20422619047619" calcext:value-type="float">
            <text:p>0.20422619047619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0821018062397373" calcext:value-type="float">
            <text:p>0.082101806239737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388238322736688" calcext:value-type="float">
            <text:p>0.388238322736688</text:p>
          </table:table-cell>
          <table:table-cell office:value-type="float" office:value="0.556701030927835" calcext:value-type="float">
            <text:p>0.556701030927835</text:p>
          </table:table-cell>
          <table:table-cell office:value-type="float" office:value="0.0816912972085386" calcext:value-type="float">
            <text:p>0.081691297208539</text:p>
          </table:table-cell>
          <table:table-cell office:value-type="float" office:value="0.137931034482759" calcext:value-type="float">
            <text:p>0.137931034482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00564971751412" calcext:value-type="float">
            <text:p>0.7005649717514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8735083532219571]</text:p>
          </table:table-cell>
          <table:table-cell office:value-type="string" calcext:value-type="string">
            <text:p>[12]</text:p>
          </table:table-cell>
          <table:table-cell office:value-type="float" office:value="0.369047094339166" calcext:value-type="float">
            <text:p>0.369047094339166</text:p>
          </table:table-cell>
          <table:table-cell office:value-type="float" office:value="0.628937839983727" calcext:value-type="float">
            <text:p>0.628937839983727</text:p>
          </table:table-cell>
          <table:table-cell office:value-type="float" office:value="0.700564971751412" calcext:value-type="float">
            <text:p>0.700564971751412</text:p>
          </table:table-cell>
          <table:table-cell office:value-type="float" office:value="0.0767240073569188" calcext:value-type="float">
            <text:p>0.076724007356919</text:p>
          </table:table-cell>
          <table:table-cell office:value-type="float" office:value="0.126582278481013" calcext:value-type="float">
            <text:p>0.126582278481013</text:p>
          </table:table-cell>
          <table:table-cell office:value-type="float" office:value="0.659956368812945" calcext:value-type="float">
            <text:p>0.659956368812945</text:p>
          </table:table-cell>
          <table:table-cell office:value-type="float" office:value="0.699300699300699" calcext:value-type="float">
            <text:p>0.699300699300699</text:p>
          </table:table-cell>
          <table:table-cell office:value-type="float" office:value="0.110570161203073" calcext:value-type="float">
            <text:p>0.110570161203073</text:p>
          </table:table-cell>
          <table:table-cell office:value-type="float" office:value="0.126582278481013" calcext:value-type="float">
            <text:p>0.126582278481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679425837320574" calcext:value-type="float">
            <text:p>0.6794258373205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8397129186602871]</text:p>
          </table:table-cell>
          <table:table-cell office:value-type="string" calcext:value-type="string">
            <text:p>[6]</text:p>
          </table:table-cell>
          <table:table-cell office:value-type="float" office:value="0.320726624845609" calcext:value-type="float">
            <text:p>0.320726624845609</text:p>
          </table:table-cell>
          <table:table-cell office:value-type="float" office:value="0.622530864197531" calcext:value-type="float">
            <text:p>0.622530864197531</text:p>
          </table:table-cell>
          <table:table-cell office:value-type="float" office:value="0.675" calcext:value-type="float">
            <text:p>0.675</text:p>
          </table:table-cell>
          <table:table-cell office:value-type="float" office:value="0.0585470085470086" calcext:value-type="float">
            <text:p>0.058547008547009</text:p>
          </table:table-cell>
          <table:table-cell office:value-type="float" office:value="0.075" calcext:value-type="float">
            <text:p>0.075</text:p>
          </table:table-cell>
          <table:table-cell office:value-type="float" office:value="0.527029178807505" calcext:value-type="float">
            <text:p>0.527029178807505</text:p>
          </table:table-cell>
          <table:table-cell office:value-type="float" office:value="0.679425837320574" calcext:value-type="float">
            <text:p>0.679425837320574</text:p>
          </table:table-cell>
          <table:table-cell office:value-type="float" office:value="0.0747994478303902" calcext:value-type="float">
            <text:p>0.07479944783039</text:p>
          </table:table-cell>
          <table:table-cell office:value-type="float" office:value="0.0987654320987654" calcext:value-type="float">
            <text:p>0.098765432098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76978417266187" calcext:value-type="float">
            <text:p>0.776978417266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8520286396181385]</text:p>
          </table:table-cell>
          <table:table-cell office:value-type="string" calcext:value-type="string">
            <text:p>[11]</text:p>
          </table:table-cell>
          <table:table-cell office:value-type="float" office:value="0.762756359169788" calcext:value-type="float">
            <text:p>0.762756359169788</text:p>
          </table:table-cell>
          <table:table-cell office:value-type="float" office:value="0.774299418596611" calcext:value-type="float">
            <text:p>0.774299418596611</text:p>
          </table:table-cell>
          <table:table-cell office:value-type="float" office:value="0.776978417266187" calcext:value-type="float">
            <text:p>0.776978417266187</text:p>
          </table:table-cell>
          <table:table-cell office:value-type="float" office:value="0.76168054690094" calcext:value-type="float">
            <text:p>0.76168054690094</text:p>
          </table:table-cell>
          <table:table-cell office:value-type="float" office:value="0.765217391304348" calcext:value-type="float">
            <text:p>0.765217391304348</text:p>
          </table:table-cell>
          <table:table-cell office:value-type="float" office:value="0.757761691659997" calcext:value-type="float">
            <text:p>0.757761691659997</text:p>
          </table:table-cell>
          <table:table-cell office:value-type="float" office:value="0.76271186440678" calcext:value-type="float">
            <text:p>0.76271186440678</text:p>
          </table:table-cell>
          <table:table-cell office:value-type="float" office:value="0.757283779521603" calcext:value-type="float">
            <text:p>0.757283779521603</text:p>
          </table:table-cell>
          <table:table-cell office:value-type="float" office:value="0.770491803278688" calcext:value-type="float">
            <text:p>0.7704918032786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01346801346801" calcext:value-type="float">
            <text:p>0.8013468013468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8588516746411483]</text:p>
          </table:table-cell>
          <table:table-cell office:value-type="string" calcext:value-type="string">
            <text:p>[21]</text:p>
          </table:table-cell>
          <table:table-cell office:value-type="float" office:value="0.773914131246923" calcext:value-type="float">
            <text:p>0.773914131246923</text:p>
          </table:table-cell>
          <table:table-cell office:value-type="float" office:value="0.782438920192564" calcext:value-type="float">
            <text:p>0.782438920192564</text:p>
          </table:table-cell>
          <table:table-cell office:value-type="float" office:value="0.791139240506329" calcext:value-type="float">
            <text:p>0.791139240506329</text:p>
          </table:table-cell>
          <table:table-cell office:value-type="float" office:value="0.783171523922076" calcext:value-type="float">
            <text:p>0.783171523922076</text:p>
          </table:table-cell>
          <table:table-cell office:value-type="float" office:value="0.801346801346801" calcext:value-type="float">
            <text:p>0.801346801346801</text:p>
          </table:table-cell>
          <table:table-cell office:value-type="float" office:value="0.741278954221966" calcext:value-type="float">
            <text:p>0.741278954221966</text:p>
          </table:table-cell>
          <table:table-cell office:value-type="float" office:value="0.792332268370607" calcext:value-type="float">
            <text:p>0.792332268370607</text:p>
          </table:table-cell>
          <table:table-cell office:value-type="float" office:value="0.788767126651086" calcext:value-type="float">
            <text:p>0.788767126651086</text:p>
          </table:table-cell>
          <table:table-cell office:value-type="float" office:value="0.798634812286689" calcext:value-type="float">
            <text:p>0.7986348122866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164677804295944]</text:p>
          </table:table-cell>
          <table:table-cell office:value-type="string" calcext:value-type="string">
            <text:p>[35]</text:p>
          </table:table-cell>
          <table:table-cell office:value-type="float" office:value="0.0648897885739991" calcext:value-type="float">
            <text:p>0.064889788573999</text:p>
          </table:table-cell>
          <table:table-cell office:value-type="float" office:value="0.0692757534862798" calcext:value-type="float">
            <text:p>0.06927575348628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692757534862798" calcext:value-type="float">
            <text:p>0.06927575348628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692757534862798" calcext:value-type="float">
            <text:p>0.06927575348628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51731893837157" calcext:value-type="float">
            <text:p>0.051731893837157</text:p>
          </table:table-cell>
          <table:table-cell office:value-type="float" office:value="0.102564102564103" calcext:value-type="float">
            <text:p>0.1025641025641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791808873720136" calcext:value-type="float">
            <text:p>0.7918088737201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8544152744630071]</text:p>
          </table:table-cell>
          <table:table-cell office:value-type="string" calcext:value-type="string">
            <text:p>[9]</text:p>
          </table:table-cell>
          <table:table-cell office:value-type="float" office:value="0.756826167090632" calcext:value-type="float">
            <text:p>0.756826167090632</text:p>
          </table:table-cell>
          <table:table-cell office:value-type="float" office:value="0.760426012717293" calcext:value-type="float">
            <text:p>0.760426012717293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762384879308366" calcext:value-type="float">
            <text:p>0.762384879308366</text:p>
          </table:table-cell>
          <table:table-cell office:value-type="float" office:value="0.791808873720136" calcext:value-type="float">
            <text:p>0.791808873720136</text:p>
          </table:table-cell>
          <table:table-cell office:value-type="float" office:value="0.759165710636605" calcext:value-type="float">
            <text:p>0.759165710636605</text:p>
          </table:table-cell>
          <table:table-cell office:value-type="float" office:value="0.774193548387097" calcext:value-type="float">
            <text:p>0.774193548387097</text:p>
          </table:table-cell>
          <table:table-cell office:value-type="float" office:value="0.745328065700265" calcext:value-type="float">
            <text:p>0.745328065700265</text:p>
          </table:table-cell>
          <table:table-cell office:value-type="float" office:value="0.758364312267658" calcext:value-type="float">
            <text:p>0.7583643122676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11688311688312" calcext:value-type="float">
            <text:p>0.8116883116883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615751789976134]</text:p>
          </table:table-cell>
          <table:table-cell office:value-type="string" calcext:value-type="string">
            <text:p>[10]</text:p>
          </table:table-cell>
          <table:table-cell office:value-type="float" office:value="0.768525239490457" calcext:value-type="float">
            <text:p>0.768525239490457</text:p>
          </table:table-cell>
          <table:table-cell office:value-type="float" office:value="0.7753746587117" calcext:value-type="float">
            <text:p>0.7753746587117</text:p>
          </table:table-cell>
          <table:table-cell office:value-type="float" office:value="0.793103448275862" calcext:value-type="float">
            <text:p>0.793103448275862</text:p>
          </table:table-cell>
          <table:table-cell office:value-type="float" office:value="0.79088086684153" calcext:value-type="float">
            <text:p>0.79088086684153</text:p>
          </table:table-cell>
          <table:table-cell office:value-type="float" office:value="0.811688311688312" calcext:value-type="float">
            <text:p>0.811688311688312</text:p>
          </table:table-cell>
          <table:table-cell office:value-type="float" office:value="0.736479761872152" calcext:value-type="float">
            <text:p>0.736479761872152</text:p>
          </table:table-cell>
          <table:table-cell office:value-type="float" office:value="0.798586572438162" calcext:value-type="float">
            <text:p>0.798586572438162</text:p>
          </table:table-cell>
          <table:table-cell office:value-type="float" office:value="0.771365670536446" calcext:value-type="float">
            <text:p>0.771365670536446</text:p>
          </table:table-cell>
          <table:table-cell office:value-type="float" office:value="0.778571428571429" calcext:value-type="float">
            <text:p>0.77857142857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19787985865724" calcext:value-type="float">
            <text:p>0.8197879858657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8779904306220095]</text:p>
          </table:table-cell>
          <table:table-cell office:value-type="string" calcext:value-type="string">
            <text:p>[14]</text:p>
          </table:table-cell>
          <table:table-cell office:value-type="float" office:value="0.774964687121062" calcext:value-type="float">
            <text:p>0.774964687121062</text:p>
          </table:table-cell>
          <table:table-cell office:value-type="float" office:value="0.780961166781723" calcext:value-type="float">
            <text:p>0.780961166781723</text:p>
          </table:table-cell>
          <table:table-cell office:value-type="float" office:value="0.815602836879433" calcext:value-type="float">
            <text:p>0.815602836879433</text:p>
          </table:table-cell>
          <table:table-cell office:value-type="float" office:value="0.779195028011861" calcext:value-type="float">
            <text:p>0.779195028011861</text:p>
          </table:table-cell>
          <table:table-cell office:value-type="float" office:value="0.794425087108014" calcext:value-type="float">
            <text:p>0.794425087108014</text:p>
          </table:table-cell>
          <table:table-cell office:value-type="float" office:value="0.7520814015405" calcext:value-type="float">
            <text:p>0.7520814015405</text:p>
          </table:table-cell>
          <table:table-cell office:value-type="float" office:value="0.789667896678967" calcext:value-type="float">
            <text:p>0.789667896678967</text:p>
          </table:table-cell>
          <table:table-cell office:value-type="float" office:value="0.787621152150163" calcext:value-type="float">
            <text:p>0.787621152150163</text:p>
          </table:table-cell>
          <table:table-cell office:value-type="float" office:value="0.819787985865724" calcext:value-type="float">
            <text:p>0.8197879858657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788059701492537" calcext:value-type="float">
            <text:p>0.7880597014925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8305489260143198]</text:p>
          </table:table-cell>
          <table:table-cell office:value-type="string" calcext:value-type="string">
            <text:p>[24]</text:p>
          </table:table-cell>
          <table:table-cell office:value-type="float" office:value="0.765658518651832" calcext:value-type="float">
            <text:p>0.765658518651832</text:p>
          </table:table-cell>
          <table:table-cell office:value-type="float" office:value="0.769934572656367" calcext:value-type="float">
            <text:p>0.769934572656367</text:p>
          </table:table-cell>
          <table:table-cell office:value-type="float" office:value="0.784810126582279" calcext:value-type="float">
            <text:p>0.784810126582279</text:p>
          </table:table-cell>
          <table:table-cell office:value-type="float" office:value="0.768695722847101" calcext:value-type="float">
            <text:p>0.768695722847101</text:p>
          </table:table-cell>
          <table:table-cell office:value-type="float" office:value="0.786585365853659" calcext:value-type="float">
            <text:p>0.786585365853659</text:p>
          </table:table-cell>
          <table:table-cell office:value-type="float" office:value="0.749924089027157" calcext:value-type="float">
            <text:p>0.749924089027157</text:p>
          </table:table-cell>
          <table:table-cell office:value-type="float" office:value="0.786786786786787" calcext:value-type="float">
            <text:p>0.786786786786787</text:p>
          </table:table-cell>
          <table:table-cell office:value-type="float" office:value="0.774079690076704" calcext:value-type="float">
            <text:p>0.774079690076704</text:p>
          </table:table-cell>
          <table:table-cell office:value-type="float" office:value="0.788059701492537" calcext:value-type="float">
            <text:p>0.788059701492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41558441558442" calcext:value-type="float">
            <text:p>0.8415584415584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8544152744630071]</text:p>
          </table:table-cell>
          <table:table-cell office:value-type="string" calcext:value-type="string">
            <text:p>[7]</text:p>
          </table:table-cell>
          <table:table-cell office:value-type="float" office:value="0.775420780648305" calcext:value-type="float">
            <text:p>0.775420780648305</text:p>
          </table:table-cell>
          <table:table-cell office:value-type="float" office:value="0.794211701951155" calcext:value-type="float">
            <text:p>0.794211701951155</text:p>
          </table:table-cell>
          <table:table-cell office:value-type="float" office:value="0.809782608695652" calcext:value-type="float">
            <text:p>0.809782608695652</text:p>
          </table:table-cell>
          <table:table-cell office:value-type="float" office:value="0.783250271103491" calcext:value-type="float">
            <text:p>0.783250271103491</text:p>
          </table:table-cell>
          <table:table-cell office:value-type="float" office:value="0.78698224852071" calcext:value-type="float">
            <text:p>0.78698224852071</text:p>
          </table:table-cell>
          <table:table-cell office:value-type="float" office:value="0.740753701285011" calcext:value-type="float">
            <text:p>0.740753701285011</text:p>
          </table:table-cell>
          <table:table-cell office:value-type="float" office:value="0.841558441558442" calcext:value-type="float">
            <text:p>0.841558441558442</text:p>
          </table:table-cell>
          <table:table-cell office:value-type="float" office:value="0.783467448253561" calcext:value-type="float">
            <text:p>0.783467448253561</text:p>
          </table:table-cell>
          <table:table-cell office:value-type="float" office:value="0.798816568047337" calcext:value-type="float">
            <text:p>0.7988165680473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20668693009119" calcext:value-type="float">
            <text:p>0.8206686930091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591885441527446]</text:p>
          </table:table-cell>
          <table:table-cell office:value-type="string" calcext:value-type="string">
            <text:p>[24]</text:p>
          </table:table-cell>
          <table:table-cell office:value-type="float" office:value="0.793331450653772" calcext:value-type="float">
            <text:p>0.793331450653772</text:p>
          </table:table-cell>
          <table:table-cell office:value-type="float" office:value="0.799198608622641" calcext:value-type="float">
            <text:p>0.799198608622641</text:p>
          </table:table-cell>
          <table:table-cell office:value-type="float" office:value="0.815709969788519" calcext:value-type="float">
            <text:p>0.815709969788519</text:p>
          </table:table-cell>
          <table:table-cell office:value-type="float" office:value="0.799644247872698" calcext:value-type="float">
            <text:p>0.799644247872698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783329245442562" calcext:value-type="float">
            <text:p>0.783329245442562</text:p>
          </table:table-cell>
          <table:table-cell office:value-type="float" office:value="0.797427652733119" calcext:value-type="float">
            <text:p>0.797427652733119</text:p>
          </table:table-cell>
          <table:table-cell office:value-type="float" office:value="0.791153700677187" calcext:value-type="float">
            <text:p>0.791153700677187</text:p>
          </table:table-cell>
          <table:table-cell office:value-type="float" office:value="0.820668693009119" calcext:value-type="float">
            <text:p>0.820668693009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757142857142857" calcext:value-type="float">
            <text:p>0.7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8377088305489259]</text:p>
          </table:table-cell>
          <table:table-cell office:value-type="string" calcext:value-type="string">
            <text:p>[22]</text:p>
          </table:table-cell>
          <table:table-cell office:value-type="float" office:value="0.74387065932459" calcext:value-type="float">
            <text:p>0.74387065932459</text:p>
          </table:table-cell>
          <table:table-cell office:value-type="float" office:value="0.753850497328758" calcext:value-type="float">
            <text:p>0.753850497328758</text:p>
          </table:table-cell>
          <table:table-cell office:value-type="float" office:value="0.757142857142857" calcext:value-type="float">
            <text:p>0.757142857142857</text:p>
          </table:table-cell>
          <table:table-cell office:value-type="float" office:value="0.740043487817895" calcext:value-type="float">
            <text:p>0.740043487817895</text:p>
          </table:table-cell>
          <table:table-cell office:value-type="float" office:value="0.756944444444444" calcext:value-type="float">
            <text:p>0.756944444444444</text:p>
          </table:table-cell>
          <table:table-cell office:value-type="float" office:value="0.753010449889293" calcext:value-type="float">
            <text:p>0.753010449889293</text:p>
          </table:table-cell>
          <table:table-cell office:value-type="float" office:value="0.756578947368421" calcext:value-type="float">
            <text:p>0.756578947368421</text:p>
          </table:table-cell>
          <table:table-cell office:value-type="float" office:value="0.728578202262413" calcext:value-type="float">
            <text:p>0.72857820226241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22085889570552" calcext:value-type="float">
            <text:p>0.8220858895705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8615751789976134]</text:p>
          </table:table-cell>
          <table:table-cell office:value-type="string" calcext:value-type="string">
            <text:p>[16]</text:p>
          </table:table-cell>
          <table:table-cell office:value-type="float" office:value="0.780698474876025" calcext:value-type="float">
            <text:p>0.780698474876025</text:p>
          </table:table-cell>
          <table:table-cell office:value-type="float" office:value="0.782896072420524" calcext:value-type="float">
            <text:p>0.782896072420524</text:p>
          </table:table-cell>
          <table:table-cell office:value-type="float" office:value="0.8023598820059" calcext:value-type="float">
            <text:p>0.8023598820059</text:p>
          </table:table-cell>
          <table:table-cell office:value-type="float" office:value="0.784664418046055" calcext:value-type="float">
            <text:p>0.784664418046055</text:p>
          </table:table-cell>
          <table:table-cell office:value-type="float" office:value="0.798761609907121" calcext:value-type="float">
            <text:p>0.798761609907121</text:p>
          </table:table-cell>
          <table:table-cell office:value-type="float" office:value="0.789012856986188" calcext:value-type="float">
            <text:p>0.789012856986188</text:p>
          </table:table-cell>
          <table:table-cell office:value-type="float" office:value="0.822085889570552" calcext:value-type="float">
            <text:p>0.822085889570552</text:p>
          </table:table-cell>
          <table:table-cell office:value-type="float" office:value="0.766220552051332" calcext:value-type="float">
            <text:p>0.766220552051332</text:p>
          </table:table-cell>
          <table:table-cell office:value-type="float" office:value="0.789808917197452" calcext:value-type="float">
            <text:p>0.7898089171974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84452296819788" calcext:value-type="float">
            <text:p>0.7844522968197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8544152744630071]</text:p>
          </table:table-cell>
          <table:table-cell office:value-type="string" calcext:value-type="string">
            <text:p>[13]</text:p>
          </table:table-cell>
          <table:table-cell office:value-type="float" office:value="0.755862828346925" calcext:value-type="float">
            <text:p>0.755862828346925</text:p>
          </table:table-cell>
          <table:table-cell office:value-type="float" office:value="0.746901431088384" calcext:value-type="float">
            <text:p>0.746901431088384</text:p>
          </table:table-cell>
          <table:table-cell office:value-type="float" office:value="0.773234200743494" calcext:value-type="float">
            <text:p>0.773234200743494</text:p>
          </table:table-cell>
          <table:table-cell office:value-type="float" office:value="0.767793042211647" calcext:value-type="float">
            <text:p>0.767793042211647</text:p>
          </table:table-cell>
          <table:table-cell office:value-type="float" office:value="0.775193798449612" calcext:value-type="float">
            <text:p>0.775193798449612</text:p>
          </table:table-cell>
          <table:table-cell office:value-type="float" office:value="0.764438921894752" calcext:value-type="float">
            <text:p>0.764438921894752</text:p>
          </table:table-cell>
          <table:table-cell office:value-type="float" office:value="0.784452296819788" calcext:value-type="float">
            <text:p>0.784452296819788</text:p>
          </table:table-cell>
          <table:table-cell office:value-type="float" office:value="0.744317918192918" calcext:value-type="float">
            <text:p>0.744317918192918</text:p>
          </table:table-cell>
          <table:table-cell office:value-type="float" office:value="0.754578754578755" calcext:value-type="float">
            <text:p>0.75457875457875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formula="of:=AVERAGE([.I2:.I16])" office:value-type="float" office:value="0.626370480569625" calcext:value-type="float">
            <text:p>0.626370480569625</text:p>
          </table:table-cell>
          <table:table-cell table:formula="of:=AVERAGE([.J2:.J16])" office:value-type="float" office:value="0.669697580614097" calcext:value-type="float">
            <text:p>0.669697580614097</text:p>
          </table:table-cell>
          <table:table-cell table:formula="of:=AVERAGE([.K2:.K16])" office:value-type="float" office:value="0.696160037129258" calcext:value-type="float">
            <text:p>0.696160037129258</text:p>
          </table:table-cell>
          <table:table-cell table:formula="of:=AVERAGE([.L2:.L16])" office:value-type="float" office:value="0.587203507367574" calcext:value-type="float">
            <text:p>0.587203507367574</text:p>
          </table:table-cell>
          <table:table-cell table:formula="of:=AVERAGE([.M2:.M16])" office:value-type="float" office:value="0.606315360495477" calcext:value-type="float">
            <text:p>0.606315360495477</text:p>
          </table:table-cell>
          <table:table-cell table:formula="of:=AVERAGE([.N2:.N16])" office:value-type="float" office:value="0.664782427219974" calcext:value-type="float">
            <text:p>0.664782427219974</text:p>
          </table:table-cell>
          <table:table-cell table:formula="of:=AVERAGE([.O2:.O16])" office:value-type="float" office:value="0.716291589015462" calcext:value-type="float">
            <text:p>0.716291589015462</text:p>
          </table:table-cell>
          <table:table-cell table:formula="of:=AVERAGE([.P2:.P16])" office:value-type="float" office:value="0.583798407076856" calcext:value-type="float">
            <text:p>0.583798407076856</text:p>
          </table:table-cell>
          <table:table-cell table:formula="of:=AVERAGE([.Q2:.Q16])" office:value-type="float" office:value="0.606241721614802" calcext:value-type="float">
            <text:p>0.606241721614802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23655614136292" calcext:value-type="float">
            <text:p>0.72365561413629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102564102564103" calcext:value-type="float">
            <text:p>0.10256410256410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41558441558442" calcext:value-type="float">
            <text:p>0.84155844155844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86815397575645" calcext:value-type="float">
            <text:p>0.18681539757564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30T22:26:22.011541292</dc:date>
    <meta:editing-duration>PT2H41M54S</meta:editing-duration>
    <meta:editing-cycles>1</meta:editing-cycles>
    <meta:document-statistic meta:table-count="1" meta:cell-count="288" meta:object-count="0"/>
    <meta:generator>LibreOffice/6.0.7.3$Linux_X86_64 LibreOffice_project/00m0$Build-3</meta:generator>
  </office:meta>
</office:document-meta>
</file>